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ce3"/>
        <table:table-row table:style-name="ro1">
          <table:table-cell office:value-type="string" calcext:value-type="string">
            <text:p>Vendas</text:p>
          </table:table-cell>
          <table:table-cell office:value-type="string" calcext:value-type="string">
            <text:p>Janeiro</text:p>
          </table:table-cell>
          <table:table-cell office:value-type="string" calcext:value-type="string">
            <text:p>Fevereiro</text:p>
          </table:table-cell>
          <table:table-cell office:value-type="string" calcext:value-type="string">
            <text:p>Março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Maio</text:p>
          </table:table-cell>
          <table:table-cell office:value-type="string" calcext:value-type="string">
            <text:p>Junho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enoura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B2:.G2])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formula="of:=SUM([.B3:.G3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Alface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SUM([.B4:.G4])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cebola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table:formula="of:=SUM([.B5:.G5])"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Abóbora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table:formula="of:=SUM([.B6:.G6])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Mandioca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table:formula="of:=SUM([.B7:.G7])"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Maça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SUM([.B8:.G8])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SUM([.B9:.G9])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Uva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table:formula="of:=SUM([.B10:.G10])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êra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SUM([.B11:.G11])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Melâcia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SUM([.B12:.G12])" office:value-type="float" office:value="205" calcext:value-type="float">
            <text:p>2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1:55:59.81908812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0:26:43.074838506</meta:creation-date>
    <dc:date>2024-09-05T10:46:35.453988457</dc:date>
    <meta:editing-duration>PT8M22S</meta:editing-duration>
    <meta:editing-cycles>1</meta:editing-cycles>
    <meta:generator>LibreOffice/7.0.6.2$Linux_X86_64 LibreOffice_project/144abb84a525d8e30c9dbbefa69cbbf2d8d4ae3b</meta:generator>
    <meta:document-statistic meta:table-count="1" meta:cell-count="96" meta:object-count="0"/>
  </office:meta>
</office:document-meta>
</file>